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84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117cm" fo:min-width="0cm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2" style:family="paragraph">
      <style:text-properties fo:font-family="'Times New Roman'" style:font-style-name="Italic" style:font-family-generic="roman" style:font-pitch="variable" fo:font-size="12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4" draw:id="id4" draw:layer="layout" svg:width="2.794cm" svg:height="0.734cm" svg:x="8.62cm" svg:y="4.048cm">
          <draw:text-box>
            <text:p text:style-name="P1">Output layer</text:p>
          </draw:text-box>
        </draw:frame>
        <draw:frame draw:style-name="gr2" draw:text-style-name="P1" xml:id="id2" draw:id="id2" draw:layer="layout" svg:width="2.794cm" svg:height="0.734cm" svg:x="8.62cm" svg:y="6.348cm">
          <draw:text-box>
            <text:p text:style-name="P1">Hidden layer</text:p>
          </draw:text-box>
        </draw:frame>
        <draw:frame draw:style-name="gr2" draw:text-style-name="P2" xml:id="id1" draw:id="id1" draw:layer="layout" svg:width="2.794cm" svg:height="0.734cm" svg:x="5.82cm" svg:y="8.548cm">
          <draw:text-box>
            <text:p text:style-name="P1">Input layer</text:p>
          </draw:text-box>
        </draw:frame>
        <draw:frame draw:style-name="gr2" draw:text-style-name="P1" xml:id="id3" draw:id="id3" draw:layer="layout" svg:width="2.794cm" svg:height="0.734cm" svg:x="11.42cm" svg:y="8.548cm">
          <draw:text-box>
            <text:p text:style-name="P1">Context layer</text:p>
          </draw:text-box>
        </draw:frame>
        <draw:connector draw:style-name="gr3" draw:text-style-name="P3" draw:layer="layout" draw:type="line" svg:x1="7.217cm" svg:y1="8.548cm" svg:x2="10.017cm" svg:y2="7.082cm" draw:start-shape="id1" draw:start-glue-point="0" draw:end-shape="id2" draw:end-glue-point="2" svg:d="M7217 8548l2800-1466">
          <text:p/>
        </draw:connector>
        <draw:connector draw:style-name="gr3" draw:text-style-name="P3" draw:layer="layout" draw:type="line" svg:x1="12.817cm" svg:y1="8.548cm" svg:x2="10.017cm" svg:y2="7.082cm" draw:start-shape="id3" draw:start-glue-point="0" draw:end-shape="id2" draw:end-glue-point="2" svg:d="M12817 8548l-2800-1466">
          <text:p/>
        </draw:connector>
        <draw:connector draw:style-name="gr3" draw:text-style-name="P3" draw:layer="layout" draw:type="line" svg:x1="10.017cm" svg:y1="6.348cm" svg:x2="10.017cm" svg:y2="4.782cm" draw:start-shape="id2" draw:start-glue-point="0" draw:end-shape="id4" draw:end-glue-point="2" svg:d="M10017 6348v-1566">
          <text:p/>
        </draw:connector>
        <draw:connector draw:style-name="gr3" draw:text-style-name="P3" draw:layer="layout" draw:type="curve" svg:x1="11.414cm" svg:y1="6.715cm" svg:x2="12.817cm" svg:y2="8.548cm" draw:start-shape="id2" draw:start-glue-point="1" draw:end-shape="id3" draw:end-glue-point="0" svg:d="M11414 6715c936 0 1403 611 1403 18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6-15T15:26:33.16</meta:creation-date>
    <dc:date>2023-06-15T15:41:05.73</dc:date>
    <dc:creator>Loc Nguyen</dc:creator>
    <meta:editing-duration>PT14M33S</meta:editing-duration>
    <meta:editing-cycles>1</meta:editing-cycles>
    <meta:document-statistic meta:object-count="8"/>
    <meta:generator>OpenOffice/4.1.2$Win32 OpenOffice.org_project/412m3$Build-9782</meta:generator>
  </office:meta>
</office:document-meta>
</file>